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Se debe desarrollar un programa que pida el ingreso del precio de un artículo y la cantidad que lleva el cliente. Mostrar lo que debe abonar el comprador.</text:p>
        </text:list-item>
        <text:list-item>
          <text:p text:style-name="P1">Realizar un programa que lea por teclado cuatro valores numéricos enteros e informar su suma y promedio.</text:p>
        </text:list-item>
        <text:list-item>
          <text:p text:style-name="P1">Se ingresan tres notas de un alumno, si el promedio es mayor o igual a cinco mostrar un mensaje "Apto".</text:p>
        </text:list-item>
        <text:list-item>
          <text:p text:style-name="P1">Cargar un valor entero por teclado comprendido entre 1 y 99. Almacenar en otra variable la cantidad de dígitos que tiene el valor ingresado por teclado.</text:p>
        </text:list-item>
        <text:list-item>
          <text:p text:style-name="P1">Confeccionar un programa que permita cargar un número entero positivo de hasta tres cifras y muestre un mensaje indicando si tiene 1, 2, o 3 cifras. Mostrar un mensaje de error si el número de cifras es mayor.</text:p>
        </text:list-item>
        <text:list-item>
          <text:p text:style-name="P1">Se ingresan por teclado tres números, si al menos uno de los valores ingresados es menor a 10, imprimir en pantalla la leyenda "Alguno de los números es menor a diez".</text:p>
        </text:list-item>
        <text:list-item>
          <text:p text:style-name="P1">Mostrar los múltiplos de 8 hasta el valor 500. Debe aparecer en pantalla 8 - 16 - 24, etc.</text:p>
        </text:list-item>
        <text:list-item>
          <text:p text:style-name="P1">En un banco se procesan datos de las cuentas corrientes de sus clientes. De cada cuenta corriente se conoce: número de cuenta y saldo actual. El ingreso de datos debe finalizar al ingresar un valor negativo en el número de cuenta.</text:p>
        </text:list-item>
        <text:list-item>
          <text:p text:style-name="P1">Desarrollar un programa que muestre la tabla de multiplicar del 5 (del 5 al 50)</text:p>
        </text:list-item>
        <text:list-item>
          <text:p text:style-name="P1">Confeccionar una aplicación que muestre una presentación en pantalla del programa. Solicite la carga de dos valores y nos muestre la suma. Mostrar finalmente un mensaje de despedida del programa. Implementar estas actividades en tres funciones.</text:p>
        </text:list-item>
        <text:list-item>
          <text:p text:style-name="P1">Cargar un array de 10 elementos de tipo entero. Imprimir luego el primer y último elemento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5T14:16:01.761701300</meta:creation-date>
    <dc:date>2025-09-20T00:04:32.608258300</dc:date>
    <meta:editing-duration>PT2H5M25S</meta:editing-duration>
    <meta:editing-cycles>3</meta:editing-cycles>
    <meta:generator>LibreOffice/25.8.0.4$Windows_X86_64 LibreOffice_project/48f00303701489684e67c38c28aff00cd5929e67</meta:generator>
    <meta:document-statistic meta:table-count="0" meta:image-count="0" meta:object-count="0" meta:page-count="1" meta:paragraph-count="11" meta:word-count="298" meta:character-count="1647" meta:non-whitespace-character-count="1371"/>
  </office:meta>
</office:document-meta>
</file>